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tyle="italic" fo:font-weight="bold" officeooo:rsid="00134083" officeooo:paragraph-rsid="00134083" style:font-style-asian="italic" style:font-weight-asian="bold" style:font-style-complex="italic" style:font-weight-complex="bold"/>
    </style:style>
    <style:style style:name="P2" style:family="paragraph" style:parent-style-name="Standard">
      <style:text-properties fo:font-style="normal" fo:font-weight="normal" officeooo:rsid="0014c5dd" officeooo:paragraph-rsid="00134083" style:font-style-asian="normal" style:font-weight-asian="normal" style:font-style-complex="normal" style:font-weight-complex="normal"/>
    </style:style>
    <style:style style:name="P3" style:family="paragraph" style:parent-style-name="Standard">
      <style:text-properties fo:font-style="normal" fo:font-weight="normal" officeooo:rsid="00191a34" officeooo:paragraph-rsid="00191a34" style:font-style-asian="normal" style:font-weight-asian="normal" style:font-style-complex="normal" style:font-weight-complex="normal"/>
    </style:style>
    <style:style style:name="P4" style:family="paragraph" style:parent-style-name="Standard">
      <style:text-properties fo:font-style="italic" fo:font-weight="bold" officeooo:rsid="00134083" officeooo:paragraph-rsid="00134083" style:font-style-asian="italic" style:font-weight-asian="bold" style:font-style-complex="italic" style:font-weight-complex="bold"/>
    </style:style>
    <style:style style:name="P5" style:family="paragraph" style:parent-style-name="Standard">
      <style:text-properties fo:font-style="italic" fo:font-weight="bold" officeooo:rsid="00191a34" officeooo:paragraph-rsid="00191a34" style:font-style-asian="italic" style:font-weight-asian="bold" style:font-style-complex="italic" style:font-weight-complex="bold"/>
    </style:style>
    <style:style style:name="P6" style:family="paragraph" style:parent-style-name="Standard">
      <style:text-properties fo:font-style="italic" fo:font-weight="bold" officeooo:rsid="00191a34" officeooo:paragraph-rsid="001a1562" style:font-style-asian="italic" style:font-weight-asian="bold" style:font-style-complex="italic" style:font-weight-complex="bold"/>
    </style:style>
    <style:style style:name="P7" style:family="paragraph" style:parent-style-name="Standard">
      <style:text-properties fo:font-style="italic" fo:font-weight="bold" officeooo:rsid="001a1562" officeooo:paragraph-rsid="001a1562" style:font-style-asian="italic" style:font-weight-asian="bold" style:font-style-complex="italic" style:font-weight-complex="bold"/>
    </style:style>
    <style:style style:name="P8" style:family="paragraph" style:parent-style-name="Standard">
      <style:text-properties fo:font-style="italic" fo:font-weight="bold" officeooo:rsid="001a1eba" officeooo:paragraph-rsid="001a1eba" style:font-style-asian="italic" style:font-weight-asian="bold" style:font-style-complex="italic" style:font-weight-complex="bold"/>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4c5dd" style:font-style-asian="normal" style:font-weight-asian="normal" style:font-style-complex="normal" style:font-weight-complex="normal"/>
    </style:style>
    <style:style style:name="T3" style:family="text">
      <style:text-properties fo:font-style="normal" fo:font-weight="normal" officeooo:rsid="001a1562" style:font-style-asian="normal" style:font-weight-asian="normal" style:font-style-complex="normal" style:font-weight-complex="normal"/>
    </style:style>
    <style:style style:name="T4" style:family="text">
      <style:text-properties fo:font-style="normal" fo:font-weight="normal" officeooo:rsid="001a1eba" style:font-style-asian="normal" style:font-weight-asian="normal" style:font-style-complex="normal" style:font-weight-complex="normal"/>
    </style:style>
    <style:style style:name="T5" style:family="text">
      <style:text-properties officeooo:rsid="0018600a"/>
    </style:style>
    <style:style style:name="T6" style:family="text">
      <style:text-properties officeooo:rsid="00191a34"/>
    </style:style>
    <style:style style:name="T7"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Solución entrega 1 del trabajo de Apps.</text:p>
      <text:p text:style-name="P1">1. Mejoras de funcionalidad</text:p>
      <text:p text:style-name="P1">- <text:span text:style-name="T2">Agregar un modulo inicial, donde permita ingresar a un perfil existente, y en caso de que inicie sesión guardar la sesión iniciada en el localStorage (no se que seria en android studio)</text:span></text:p>
      <text:p text:style-name="P2">- En el modulo donde se encuentra un textview selecciona-ble con la palabra cerrar sesión mostrar una tarjeta con un mensaje de “Esta seguro que desea cerrar sesión” y dos botones con los textos “aceptar” o “cancelar”</text:p>
      <text:p text:style-name="P2">- <text:span text:style-name="T5">Hay un segundo splash screem que no esta conectado con nada</text:span></text:p>
      <text:p text:style-name="P2">-<text:span text:style-name="T5">Un solo componente</text:span> <text:span text:style-name="T5">o actividad con el formulario de logUp</text:span></text:p>
      <text:p text:style-name="P2">-<text:span text:style-name="T5">Un solo componete o actividad con el formulario de registro de mascota</text:span></text:p>
      <text:p text:style-name="P2">- <text:span text:style-name="T6">En el historial clinico le hace falta un pading</text:span></text:p>
      <text:p text:style-name="P3">- En la page “Nos vamos de viaje” hace falta un paddin a la izquierda</text:p>
      <text:p text:style-name="P1">- <text:span text:style-name="T1">En el modulo de registro de la mascota, en </text:span><text:span text:style-name="T1">vez de un conjunto de imágenes predeterminadas, tomar una foto o subir una foto de la mascota.</text:span></text:p>
      <text:p text:style-name="P1"><text:span text:style-name="T1"/></text:p>
      <text:p text:style-name="P5">Requerimientos</text:p>
      <text:p text:style-name="P5"><text:span text:style-name="T1">1. La aplicación deberá de contar con un splashScrem</text:span></text:p>
      <text:p text:style-name="P6"><text:span text:style-name="T1">2. </text:span><text:span text:style-name="T3">La aplicación deberá de contar con la opción de registrar o iniciar sesión.</text:span></text:p>
      <text:p text:style-name="P6"><text:span text:style-name="T3">2.1 En la opción registrar deberá de tener una actividad encargada de registrar los datos del usuario o dueño de la mascota</text:span></text:p>
      <text:p text:style-name="P6"><text:span text:style-name="T3">2.2 En la opción registrar deberá de tener un botón que me permita registrar una mascota, o registrarla mas tarde</text:span></text:p>
      <text:p text:style-name="P6"><text:span text:style-name="T3">2.3 En la opción registrar deberá de poder registrar una mascota.</text:span></text:p>
      <text:p text:style-name="P7"><text:span text:style-name="T1">3. La aplicación tendra una actividad principal en la al podremos ver el logo de la app, una lista de mis mascotas y un botón con la opcion de agregar mascotas, así como la opción de configuración y cerrar sesión estas ultimas como textos con la propiedad de hacerles click o tap</text:span></text:p>
      <text:p text:style-name="P7"><text:span text:style-name="T1">4. La aplicación deberá de contar con una actividad base que nos permita renderizar dentro de esta, la navegación en la aplicación.</text:span></text:p>
      <text:p text:style-name="P7"><text:span text:style-name="T1">4.1 Esta actividad debera de contar con un navBar y </text:span><text:span text:style-name="T4">una barra de herramientas en la parte superior</text:span></text:p>
      <text:p text:style-name="P8"><text:span text:style-name="T1">4.1.1 La barra de herramientas deberá de contar contar con dos opciones, una con un único texto (Atrás) y otra con la opción editar</text:span></text:p>
      <text:p text:style-name="P8"><text:span text:style-name="T1">5. Cuando en la app se seleccione una de las mascotas, esto debe de renderizar una actividad con la imagen de la mascota la cual puede alternarse entre un código QR, el nombre, fecha de adopción??, <text:s/>un botón de Historial clínico y un botón de “nos vamos de viaje”.</text:span></text:p>
      <text:p text:style-name="P8"><text:span text:style-name="T1">5.1 Al darle clic en un uno de las opciones anteriormente mencionadas, me deberá de renderizar sus diferentes opciones</text:span></text:p>
      <text:p text:style-name="P6"><text:span text:style-name="T3"><text:tab/></text:spa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1T14:53:22.903456050</meta:creation-date>
    <dc:date>2023-09-25T17:26:36.137110837</dc:date>
    <meta:editing-duration>PT8M15S</meta:editing-duration>
    <meta:editing-cycles>2</meta:editing-cycles>
    <meta:generator>LibreOffice/7.3.7.2$Linux_X86_64 LibreOffice_project/30$Build-2</meta:generator>
    <meta:document-statistic meta:table-count="0" meta:image-count="0" meta:object-count="0" meta:page-count="1" meta:paragraph-count="23" meta:word-count="428" meta:character-count="2385" meta:non-whitespace-character-count="1976"/>
  </office:meta>
</office:document-meta>
</file>